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re the supported data types in python?</text:p>
      <text:p text:style-name="P1"/>
      <text:p text:style-name="P1"/>
      <text:p text:style-name="P1"/>
      <text:p text:style-name="P1"/>
      <text:p text:style-name="P1">Numeric: Integers, floats, and complex numbers.</text:p>
      <text:p text:style-name="P1">Sequence: Lists, strings, and tuples.</text:p>
      <text:p text:style-name="P1">Boolean: True or False values.</text:p>
      <text:p text:style-name="P1">Set: Unordered collection of unique elements.</text:p>
      <text:p text:style-name="P1">Dictionary: Key-value pairs.</text:p>
      <text:p text:style-name="P1">Binary: Bytes, bytearray, and memoryview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35:38.120159516</meta:creation-date>
    <dc:date>2023-09-14T23:36:20.435833751</dc:date>
    <meta:editing-duration>PT43S</meta:editing-duration>
    <meta:editing-cycles>1</meta:editing-cycles>
    <meta:document-statistic meta:table-count="0" meta:image-count="0" meta:object-count="0" meta:page-count="1" meta:paragraph-count="7" meta:word-count="38" meta:character-count="272" meta:non-whitespace-character-count="241"/>
    <meta:generator>LibreOffice/7.3.7.2$Linux_X86_64 LibreOffice_project/30$Build-2</meta:generator>
  </office:meta>
</office:document-meta>
</file>